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ing Scala: Learn the fundamentals first</text:p>
      <text:p text:style-name="P1"><text:span text:style-name="T1"/></text:p>
      <text:p text:style-name="P1"><text:span text:style-name="T1">basementcoders.com</text:span></text:p>
      <text:p text:style-name="P1"><text:span text:style-name="T1">wjpg.ca</text:span></text:p>
      <text:p text:style-name="P1"><text:span text:style-name="T1">grindsoftware.com</text:span></text:p>
      <text:p text:style-name="P1"><text:span text:style-name="T1"/></text:p>
      <text:p text:style-name="P1"><text:span text:style-name="T1">scala is a functional programming language which is a complete paradima shift.</text:span></text:p>
      <text:p text:style-name="P1"><text:span text:style-name="T1"/></text:p>
      <text:p text:style-name="P1"><text:span text:style-name="T1">In java we have getters in scala it's defined def someProp:String = {} the way you access it is obj.somProp <text:s/>it's not like a function call. Similar to c# so setting it is obj.someProp = value</text:span></text:p>
      <text:p text:style-name="P1"><text:span text:style-name="T1">setters are declared def someProp(someVal:String) = {}</text:span></text:p>
      <text:p text:style-name="P1"><text:span text:style-name="T1"/></text:p>
      <text:p text:style-name="P1"><text:span text:style-name="T1">in scala the types come after the variable name and a colon val variable:type</text:span></text:p>
      <text:p text:style-name="P1"><text:span text:style-name="T1">val someVar:String = ""</text:span></text:p>
      <text:p text:style-name="P1"><text:span text:style-name="T1"/></text:p>
      <text:p text:style-name="P1"><text:span text:style-name="T1">Class definition class SomeClass(arg1:SomeType)</text:span></text:p>
      <text:p text:style-name="P1"><text:span text:style-name="T1">to declare it and initialize it new SomeClass(val) similar to java</text:span></text:p>
      <text:p text:style-name="P1"><text:span text:style-name="T1">if you pu the case keyword infront of a class def you get the getter and setter for free for any variables defined in the class param list.</text:span></text:p>
      <text:p text:style-name="P1"><text:span text:style-name="T1"/></text:p>
      <text:p text:style-name="P1"><text:span text:style-name="T1">The val keyword makes a variable immutable, so once it's set you can't set it to anything eles.</text:span></text:p>
      <text:p text:style-name="P1"><text:span text:style-name="T1"/></text:p>
      <text:p text:style-name="P1"><text:span text:style-name="T1">Another way of creating objects from classes that were declared with the case keyword is just to call the class name with any objects, val someObj = SomeClass() does the same thing as new</text:span></text:p>
      <text:p text:style-name="P1"><text:span text:style-name="T1"/></text:p>
      <text:p text:style-name="P1"><text:span text:style-name="T1">declaring functions:</text:span></text:p>
      <text:p text:style-name="P1"><text:span text:style-name="T1">def funcName(param1:Type, param2:Type):ReturnType = {</text:span></text:p>
      <text:p text:style-name="P1"><text:span text:style-name="T1"><text:tab/>//body</text:span></text:p>
      <text:p text:style-name="P1"><text:span text:style-name="T1">}</text:span></text:p>
      <text:p text:style-name="P1"><text:span text:style-name="T1"/></text:p>
      <text:p text:style-name="P1"><text:span text:style-name="T1">Tuples are fundamental concepts to scala, it's like a 2 element list or set. Each element can have it's own type, all elements don't ahve to have the same type. There is special syntax for instantiating them and declaring them.</text:span></text:p>
      <text:p text:style-name="P1"><text:span text:style-name="T1"/></text:p>
      <text:p text:style-name="P1"><text:span text:style-name="T1">val variable:(Type, Type2) = (new Type, new Type)</text:span></text:p>
      <text:p text:style-name="P1"><text:span text:style-name="T1"/></text:p>
      <text:p text:style-name="P1"><text:span text:style-name="T1">Tuples are not primitive types, behind the scenes there are classes for tupels of various sizes. </text:span></text:p>
      <text:p text:style-name="P1"><text:span text:style-name="T1"/></text:p>
      <text:p text:style-name="P1"><text:span text:style-name="T1">In scala generics are don with the square brackets [] instead of triangle brackets &lt;&gt;</text:span></text:p>
      <text:p text:style-name="P1"><text:span text:style-name="T1"/></text:p>
      <text:p text:style-name="P1"><text:span text:style-name="T1">to get the first element of a tuple you could call variable._1 or you could unpack it</text:span></text:p>
      <text:p text:style-name="P1"><text:span text:style-name="T1">val (first,second) = variable</text:span></text:p>
      <text:p text:style-name="P1"><text:span text:style-name="T1">then first contains the same as variable._1</text:span></text:p>
      <text:p text:style-name="P1"><text:span text:style-name="T1"/></text:p>
      <text:p text:style-name="P1"><text:span text:style-name="T1">functions that take one parameter have special rules:</text:span></text:p>
      <text:list xml:id="list3796464212720899198" text:style-name="L1">
        <text:list-item>
          <text:p text:style-name="P2"><text:span text:style-name="T1">you don't have to use parens obj.func "someVal" same as obj.func("someVal")</text:span></text:p>
        </text:list-item>
        <text:list-item>
          <text:p text:style-name="P2"><text:span text:style-name="T1">you can use braces, obj.func { "SomeVal" }</text:span></text:p>
        </text:list-item>
        <text:list-item>
          <text:p text:style-name="P2"><text:span text:style-name="T1">you don't have to use dots, obj func "someVal"</text:span></text:p>
        </text:list-item>
        <text:list-item>
          <text:p text:style-name="P2"><text:span text:style-name="T1">Return value of a function is the last evaluated expression inthe function</text:span></text:p>
        </text:list-item>
      </text:list>
      <text:p text:style-name="P1"><text:span text:style-name="T1"/></text:p>
      <text:p text:style-name="P1"><text:span text:style-name="T1">functions do have to return a type, one function can't return two different types, it must have one return type.</text:span></text:p>
      <text:p text:style-name="P1"><text:soft-page-break/><text:span text:style-name="T1"/></text:p>
      <text:p text:style-name="P1"><text:span text:style-name="T1">Functions as types! They are first class citizens in scala</text:span></text:p>
      <text:p text:style-name="P1"><text:span text:style-name="T1">function types are based on the parameters and types of the parameters and it's return type. </text:span></text:p>
      <text:p text:style-name="P1"><text:span text:style-name="T1">A function that takes an int and returns an int would be defined</text:span></text:p>
      <text:p text:style-name="P1"><text:span text:style-name="T1">Int =&gt; Int</text:span></text:p>
      <text:p text:style-name="P1"><text:span text:style-name="T1">so we could assign a function to a variable </text:span></text:p>
      <text:p text:style-name="P1"><text:span text:style-name="T1">val someFunc: Int =&gt; Int = (someVarName) =&gt; x + 1</text:span></text:p>
      <text:p text:style-name="P1"><text:span text:style-name="T1"/></text:p>
      <text:p text:style-name="P1"><text:span text:style-name="T1">Function that takes two ints and returns a string</text:span></text:p>
      <text:p text:style-name="P1"><text:span text:style-name="T1">(Int, Int) =&gt; String</text:span></text:p>
      <text:p text:style-name="P1"><text:span text:style-name="T1">The limit for the number of parameters a function can have is 22, which is also the limit for the number of elements a tuple can have.</text:span></text:p>
      <text:p text:style-name="P1"><text:span text:style-name="T1"/></text:p>
      <text:p text:style-name="P1"><text:span text:style-name="T1">Functions have an underlying class like tupels, similar to java lambdas it has an apply function which is what gets called under the hood when creating function literals.</text:span></text:p>
      <text:p text:style-name="P1"><text:span text:style-name="T1"/></text:p>
      <text:p text:style-name="P1"><text:span text:style-name="T1">Call by name:</text:span></text:p>
      <text:p text:style-name="P1"><text:span text:style-name="T1">functions can be passed as parameters in other functions and then those functions can be called with the parameter name. </text:span></text:p>
      <text:p text:style-name="P1"><text:span text:style-name="T1"/></text:p>
      <text:p text:style-name="P1"><text:span text:style-name="T1">Scala does type inference. You don't have to tell it what type things are it will figure it out. You don't ahve to tell it what type functions are, it will look at the last executable statement and guess what the type should be, sometimes you may have to define it for things like floats or doubles when it might not be obvious</text:span></text:p>
      <text:p text:style-name="P1"><text:span text:style-name="T1"/></text:p>
      <text:p text:style-name="P1"><text:span text:style-name="T1">Higher-Order Functions:</text:span></text:p>
      <text:p text:style-name="P1"><text:span text:style-name="T1">functions that can return functions, that can return functions.</text:span></text:p>
      <text:p text:style-name="P1"><text:span text:style-name="T1">Def something(soemObj:Type) : () =&gt; double = {</text:span></text:p>
      <text:p text:style-name="P1"><text:span text:style-name="T1"><text:s text:c="8"/>somethingelse(someObj)</text:span></text:p>
      <text:p text:style-name="P1"><text:span text:style-name="T1">}</text:span></text:p>
      <text:p text:style-name="P1"><text:span text:style-name="T1"/></text:p>
      <text:p text:style-name="P1"><text:span text:style-name="T1">val somethingRunner = obj.something(someObj)</text:span></text:p>
      <text:p text:style-name="P1"><text:span text:style-name="T1"><text:s/></text:span></text:p>
      <text:p text:style-name="P1"><text:span text:style-name="T1">... do stuff to modify someObj</text:span></text:p>
      <text:p text:style-name="P1"><text:span text:style-name="T1"/></text:p>
      <text:p text:style-name="P1"><text:span text:style-name="T1">val doubleResult = soemthingRunner</text:span></text:p>
      <text:p text:style-name="P1"><text:span text:style-name="T1"/></text:p>
      <text:p text:style-name="P1"><text:span text:style-name="T1">.. do more stuff to someObj</text:span></text:p>
      <text:p text:style-name="P1"><text:span text:style-name="T1"/></text:p>
      <text:p text:style-name="P1"><text:span text:style-name="T1">val double2 = somethingRunner</text:span></text:p>
      <text:p text:style-name="P1"><text:span text:style-name="T1"/></text:p>
      <text:p text:style-name="P1"><text:span text:style-name="T1">doubleResult and double2 could be different!</text:span></text:p>
      <text:p text:style-name="P1"><text:span text:style-name="T1"/></text:p>
      <text:p text:style-name="P1"><text:span text:style-name="T1">Checkout pattern matching, very powerful. Check out slides</text:span></text:p>
      <text:p text:style-name="P1"><text:span text:style-name="T1">You can add a .r to any string and it makes it a regular expression</text:span></text:p>
      <text:p text:style-name="P1"><text:span text:style-name="T1">You can match objects with the match keyword</text:span></text:p>
      <text:p text:style-name="P1"><text:span text:style-name="T1">you can match lists,</text:span></text:p>
      <text:p text:style-name="P1"><text:span text:style-name="T1">You just have to give it an unapply method to pass back a tuple, case gives you the unapply for free!</text:span></text:p>
      <text:p text:style-name="P1"><text:span text:style-name="T1"/></text:p>
      <text:p text:style-name="P1"><text:span text:style-name="T1"/></text:p>
      <text:p text:style-name="P1"><text:span text:style-name="T1">Tataryn.net/tag/scala</text:span></text:p>
      <text:p text:style-name="P1"><text:span text:style-name="T1">github.com/ctataryn/LearningScala.git</text:span></text:p>
      <text:p text:style-name="P1"><text:soft-page-break/><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M16S</meta:editing-duration>
    <meta:editing-cycles>29</meta:editing-cycles>
    <meta:generator>OpenOffice.org/3.4.1$Win32 OpenOffice.org_project/341m1$Build-9593</meta:generator>
    <dc:date>2013-09-26T12:02:23.69</dc:date>
    <meta:document-statistic meta:table-count="0" meta:image-count="0" meta:object-count="0" meta:page-count="3" meta:paragraph-count="63" meta:word-count="690" meta:character-count="4017"/>
    <meta:user-defined meta:name="Info 1"/>
    <meta:user-defined meta:name="Info 2"/>
    <meta:user-defined meta:name="Info 3"/>
    <meta:user-defined meta:name="Info 4"/>
  </office:meta>
</office:document-meta>
</file>